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8.636cm" fo:margin-bottom="0cm" fo:line-height="138%" fo:text-align="center" style:justify-single-word="false" fo:text-indent="0cm" style:auto-text-indent="false" style:writing-mode="lr-tb"/>
      <style:text-properties fo:font-variant="normal" fo:text-transform="none" fo:color="#000000" style:text-line-through-style="none" style:font-name="Arial1" fo:font-size="24pt" fo:font-style="normal" style:text-underline-style="none" fo:font-weight="normal" style:text-blinking="false" fo:background-color="transparent"/>
    </style:style>
    <style:style style:name="P2" style:family="paragraph" style:parent-style-name="Text_20_body">
      <style:paragraph-properties fo:margin-left="0cm" fo:margin-right="0cm" fo:margin-top="1.753cm" fo:margin-bottom="0cm" fo:line-height="138%" fo:text-indent="0cm" style:auto-text-indent="false" style:writing-mode="lr-tb"/>
    </style:style>
    <style:style style:name="P3" style:family="paragraph" style:parent-style-name="Text_20_body">
      <style:paragraph-properties fo:margin-left="0cm" fo:margin-right="9.567cm" fo:margin-top="2.007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4" style:family="paragraph" style:parent-style-name="Text_20_body">
      <style:paragraph-properties fo:margin-left="0cm" fo:margin-right="9.017cm" fo:margin-top="0.406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 style:family="paragraph" style:parent-style-name="Text_20_body">
      <style:paragraph-properties fo:margin-left="0cm" fo:margin-right="14.206cm" fo:margin-top="0.406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Text_20_body">
      <style:paragraph-properties fo:margin-left="0cm" fo:margin-right="13.961cm" fo:margin-top="0.415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 style:family="paragraph" style:parent-style-name="Text_20_body">
      <style:paragraph-properties fo:margin-left="0cm" fo:margin-right="8.67cm" fo:margin-top="1.194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paragraph-properties fo:margin-left="0.593cm" fo:margin-right="9.347cm" fo:margin-top="1.194cm" fo:margin-bottom="0cm" fo:line-height="138%" fo:text-indent="0cm" style:auto-text-indent="false" style:writing-mode="lr-tb"/>
      <style:text-properties fo:font-variant="normal" fo:text-transform="none" fo:color="#2e74b5" style:text-line-through-style="none" style:font-name="Arial1" fo:font-size="12pt" fo:font-style="normal" style:text-underline-style="none" fo:font-weight="bold" style:text-blinking="false" fo:background-color="transparent"/>
    </style:style>
    <style:style style:name="P9" style:family="paragraph" style:parent-style-name="Text_20_body">
      <style:paragraph-properties fo:margin-left="0cm" fo:margin-right="12.116cm" fo:margin-top="1.21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paragraph-properties fo:margin-left="0.593cm" fo:margin-right="0cm" fo:margin-top="0.423cm" fo:margin-bottom="0cm" fo:line-height="138%"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1" style:family="paragraph" style:parent-style-name="Text_20_body">
      <style:paragraph-properties fo:margin-left="0.593cm" fo:margin-right="0cm" fo:margin-top="0.152cm" fo:margin-bottom="0cm" fo:line-height="138%"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margin-left="0.593cm" fo:margin-right="0cm" fo:margin-top="0.152cm" fo:margin-bottom="0cm" fo:line-height="138%" fo:text-align="justify" style:justify-single-word="false"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left="0.593cm" fo:margin-right="0cm" fo:margin-top="0.145cm" fo:margin-bottom="0cm" fo:line-height="138%"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4" style:family="paragraph" style:parent-style-name="Text_20_body">
      <style:paragraph-properties fo:margin-left="0cm" fo:margin-right="8.543cm" fo:margin-top="0.415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5" style:family="paragraph" style:parent-style-name="Text_20_body">
      <style:paragraph-properties fo:margin-left="0.593cm" fo:margin-right="10.405cm" fo:margin-top="2.32cm" fo:margin-bottom="0cm" fo:line-height="138%" fo:text-indent="0cm" style:auto-text-indent="false" style:writing-mode="lr-tb"/>
      <style:text-properties fo:font-variant="normal" fo:text-transform="none" fo:color="#2e74b5" style:text-line-through-style="none" style:font-name="Arial1" fo:font-size="11pt" fo:font-style="normal" style:text-underline-style="none" fo:font-weight="bold" style:text-blinking="false" fo:background-color="transparent"/>
    </style:style>
    <style:style style:name="P16" style:family="paragraph" style:parent-style-name="Text_20_body">
      <style:paragraph-properties fo:margin-left="1.21cm" fo:margin-right="1.168cm" fo:margin-top="1.203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7" style:family="paragraph" style:parent-style-name="Text_20_body">
      <style:paragraph-properties fo:margin-left="0cm" fo:margin-right="0cm" fo:margin-top="0.399cm" fo:margin-bottom="0cm" fo:line-height="138%" fo:text-align="justify" style:justify-single-word="false" fo:text-indent="1.295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8" style:family="paragraph" style:parent-style-name="Text_20_body">
      <style:paragraph-properties fo:margin-left="0cm" fo:margin-right="9.068cm" fo:margin-top="1.203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9" style:family="paragraph" style:parent-style-name="Text_20_body">
      <style:paragraph-properties fo:margin-left="0cm" fo:margin-right="7.925cm" fo:margin-top="1.194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0" style:family="paragraph" style:parent-style-name="Text_20_body">
      <style:paragraph-properties fo:margin-left="0cm" fo:margin-right="7.094cm" fo:margin-top="0.406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1" style:family="paragraph" style:parent-style-name="Text_20_body">
      <style:paragraph-properties fo:margin-left="0cm" fo:margin-right="0.674cm" fo:margin-top="0.822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2" style:family="paragraph" style:parent-style-name="Text_20_body">
      <style:paragraph-properties fo:margin-left="2.071cm" fo:margin-right="2.057cm" fo:margin-top="0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3" style:family="paragraph" style:parent-style-name="Text_20_body" style:master-page-name="">
      <style:paragraph-properties fo:margin-left="0cm" fo:margin-right="5.821cm" fo:margin-top="0.399cm" fo:margin-bottom="0cm" fo:line-height="138%" fo:text-indent="0cm" style:auto-text-indent="false" style:page-number="auto" style:writing-mode="lr-tb">
        <style:tab-stops>
          <style:tab-stop style:position="11.113cm"/>
        </style:tab-stops>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4" style:family="paragraph" style:parent-style-name="Text_20_body" style:master-page-name="">
      <style:paragraph-properties fo:margin-left="0cm" fo:margin-right="4.909cm" fo:margin-top="0.399cm" fo:margin-bottom="0cm" fo:line-height="138%" fo:text-indent="0cm" style:auto-text-indent="false" style:page-number="auto"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5" style:family="paragraph" style:parent-style-name="Text_20_body" style:master-page-name="">
      <style:paragraph-properties fo:margin-left="0.593cm" fo:margin-right="2.977cm" fo:margin-top="1.524cm" fo:margin-bottom="0cm" fo:line-height="138%" fo:text-indent="0cm" style:auto-text-indent="false" style:page-number="auto" style:writing-mode="lr-tb"/>
      <style:text-properties fo:font-variant="normal" fo:text-transform="none" fo:color="#2e74b5" style:text-line-through-style="none" style:font-name="Arial1" fo:font-size="12pt" fo:font-style="normal" style:text-underline-style="none" fo:font-weight="bold" style:text-blinking="false" fo:background-color="transparent"/>
    </style:style>
    <style:style style:name="P26" style:family="paragraph" style:parent-style-name="Text_20_body" style:master-page-name="">
      <style:paragraph-properties fo:margin-left="0.593cm" fo:margin-right="5.821cm" fo:margin-top="2.32cm" fo:margin-bottom="0cm" fo:line-height="138%" fo:text-indent="0cm" style:auto-text-indent="false" style:page-number="auto" style:writing-mode="lr-tb"/>
      <style:text-properties fo:font-variant="normal" fo:text-transform="none" fo:color="#2e74b5" style:text-line-through-style="none" style:font-name="Arial1" fo:font-size="12pt" fo:font-style="normal" style:text-underline-style="none" fo:font-weight="bold" style:text-blinking="false" fo:background-color="transparent"/>
    </style:style>
    <style:style style:name="P27" style:family="paragraph" style:parent-style-name="Text_20_body" style:master-page-name="">
      <style:paragraph-properties fo:margin-left="0.593cm" fo:margin-right="0.596cm" fo:margin-top="0.432cm" fo:margin-bottom="0cm" fo:line-height="138%" fo:text-indent="0cm" style:auto-text-indent="false" style:page-number="auto" style:writing-mode="lr-tb"/>
      <style:text-properties fo:font-variant="normal" fo:text-transform="none" fo:color="#000000" style:text-line-through-style="none" style:text-underline-style="none" style:text-blinking="false" fo:background-color="transparent"/>
    </style:style>
    <style:style style:name="P28" style:family="paragraph" style:parent-style-name="Text_20_body">
      <style:paragraph-properties fo:margin-left="0cm" fo:margin-right="2.057cm" fo:margin-top="0cm" fo:margin-bottom="0cm" fo:line-height="138%" fo:text-indent="0cm"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9" style:family="paragraph" style:parent-style-name="Text_20_body" style:master-page-name="">
      <style:paragraph-properties fo:margin-left="0cm" fo:margin-right="10.22cm" fo:margin-top="0.406cm" fo:margin-bottom="0cm" fo:line-height="138%" fo:text-indent="0cm" style:auto-text-indent="false" style:page-number="auto"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 style:family="text">
      <style:text-properties style:font-name="Arial1" fo:font-size="11pt" fo:font-style="normal" fo:font-weight="normal"/>
    </style:style>
    <style:style style:name="T2"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3"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645b164-7fff-bfd3-c58a-5297fbee8e2c"/>Contrat de Partenariat <text:s text:c="26"/>Forum Télécom Paris – Comète TPT 2019/2020</text:p>
      <text:p text:style-name="P26">1. PRÉSENTATION DES DEUX PARTIES </text:p>
      <text:p text:style-name="P3">Entre : Forum Télécom Paris</text:p>
      <text:p text:style-name="P23">situé 30 Place Marguerite Perey, 91120 Palaiseau</text:p>
      <text:p text:style-name="P4">représenté par sa Présidente Amélie CLAUS, </text:p>
      <text:p text:style-name="P5">D'une part, </text:p>
      <text:p text:style-name="P29"><text:span text:style-name="T3">Et : Comète TPT, </text:span></text:p>
      <text:p text:style-name="P23">situé 30 Place Marguerite Perey, 91120 Palaiseau</text:p>
      <text:p text:style-name="P24">représentée par sa Présidente Julie KEISLER,</text:p>
      <text:p text:style-name="P6">D'autre part, </text:p>
      <text:p text:style-name="P7"><text:soft-page-break/>Il a été convenu et arrêté les articles suivants : </text:p>
      <text:p text:style-name="P8">2. OBLIGATIONS DE COMETE TPT </text:p>
      <text:p text:style-name="P9">Comète TPT s’engage à : </text:p>
      <text:p text:style-name="P10">• <text:span text:style-name="T1">Annoncer la présence de Comète TPT au Forum Télécom Paris dans une publication sur le mur de la page Facebook « Comète » à partir du 26 novembre et jusqu’au 27 novembre 2019. </text:span></text:p>
      <text:p text:style-name="P12">• <text:span text:style-name="T1">Réaliser des prestations photos pour le Forum Télécom Paris sur l’intégralité de la journée du 28 Novembre, de 10h à 19h, et ce, en respectant un cahier des charges précis des prises de vues demandées par le Forum Télécom Paris. La rédaction de ce cahier des charges est à la charge du Forum Télécom Paris. Il est fourni en annexe de ce contrat. </text:span></text:p>
      <text:p text:style-name="P11">• <text:span text:style-name="T1">Mettre le logo du Forum Telecom Paris sur toutes les photos (en plus du logo Comète). </text:span></text:p>
      <text:p text:style-name="P11"><text:span text:style-name="T1">• Réaliser une couverture vidéo pour le Forum Télécom Paris sur l’intégralité de la journée du 28 Novembre, de 10h à 19h, et ce, en respectant un cahier des charges précis des prises de vues demandées par le Forum Télécom Paris. La rédaction de ce cahier des charges est à la charge du Forum Télécom Paris. Il est fourni en annexe de ce contrat. </text:span></text:p>
      <text:p text:style-name="P11"><text:span text:style-name="T1">• Faire un montage vidéo récapitulatif de cette journée, en respectant un cahier des charges précis des prises de vues demandées par le Forum Télécom Paris. La rédaction de ce cahier des charges est à la charge du Forum Télécom Paris. Il est fourni en annexe de ce contrat. </text:span></text:p>
      <text:p text:style-name="P25">3. OBLIGATIONS DU FORUM TELECOM PARIS </text:p>
      <text:p text:style-name="P14">Le Forum Telecom Paris s’engage à : </text:p>
      <text:p text:style-name="P27">• <text:span text:style-name="T1">Verser 700€ TTC à Comète TPT au plus tard 2 semaines après réception du book. </text:span></text:p>
      <text:p text:style-name="P13">• <text:span text:style-name="T1">Mettre le logo de Comète dans l’onglet « Nos Partenaires » sur le site du Forum Télécom Paris. </text:span></text:p>
      <text:p text:style-name="P15"/>
      <text:p text:style-name="P15">4. CLAUSES ADDITIONNELLES </text:p>
      <text:p text:style-name="P16"><text:soft-page-break/>Le présent contrat prend effet à compter du 26/11/2019 et s’achèvera le 01/01/2020. </text:p>
      <text:p text:style-name="P17">Ce contrat prévaut sur tous les documents et engagements pris précédemment par les deux parties. Ainsi seuls les engagements cités dans le présent contrat feront foi en cas de désaccord entre les deux parties. </text:p>
      <text:p text:style-name="P18">Condition de résiliation du présent contrat : </text:p>
      <text:p text:style-name="P17">Tout manquement au présent contrat sera notifié, par lettre recommandée avec avis de réception, à l’autre partie qui devra y remédier dans un délai de quinze (15) jours. En cas de persistance des manquements à l’issue de ce délai, la partie victime des manquements pourra résilier le contrat par lettre recommandée avec avis de réception. La résiliation prendra alors effet à la date de réception de ladite lettre par la partie responsable du manquement. </text:p>
      <text:p text:style-name="P19">Signée à Palaiseau en deux exemplaires, le 26/11/2019, </text:p>
      <text:p text:style-name="P20">Signatures précédées de la mention « Lu et approuvé » : </text:p>
      <text:p text:style-name="P21">Pour le Forum Télécom Paris, </text:p>
      <text:p text:style-name="P21"><text:tab/>La présidente, Amélie CLAUS </text:p>
      <text:p text:style-name="P22"/>
      <text:p text:style-name="P28">Pour Comète TPT,</text:p>
      <text:p text:style-name="P28"><text:tab/></text:p>
      <text:p text:style-name="P28"><text:tab/>Le présidente, Julie Keisler</text:p>
      <text:p text:style-name="P2"><text:span text:style-name="T2">Par la signature du présent contrat, Julie Keisler, en sa qualité de Présidente de Comète TPT, reconnaît qu’il lui a été remis le Cahier des Charges susnomm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 Keisler</meta:initial-creator>
    <meta:creation-date>2019-12-19T16:25:34.36</meta:creation-date>
    <meta:document-statistic meta:table-count="0" meta:image-count="0" meta:object-count="0" meta:page-count="3" meta:paragraph-count="35" meta:word-count="543" meta:character-count="3159"/>
    <dc:date>2019-12-19T16:38:17.34</dc:date>
    <dc:creator>Julie Keisler</dc:creator>
    <meta:editing-duration>PT12M43S</meta:editing-duration>
    <meta:editing-cycles>1</meta:editing-cycles>
    <meta:generator>OpenOffice/4.1.6$Win32 OpenOffice.org_project/416m1$Build-9790</meta:generator>
  </office:meta>
</office:document-meta>
</file>